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&lt;%= thing %&gt; 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RANCOIS</meta:initial-creator>
    <meta:creation-date>2010-06-06T16:34:08</meta:creation-date>
    <dc:date>2010-06-06T16:36:55</dc:date>
    <dc:creator>David FRANCOIS</dc:creator>
    <meta:editing-duration>PT00H00M46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5" meta:character-count="21"/>
  </office:meta>
</office:document-meta>
</file>